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0.74cm" fo:min-width="2.612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10" style:family="graphic" style:parent-style-name="standard">
      <style:graphic-properties draw:textarea-horizontal-align="justify" draw:textarea-vertical-align="middle" draw:auto-grow-height="false" fo:min-height="0.316cm" fo:min-width="1.622cm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2.33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1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0.7cm"/>
    </style:style>
    <style:style style:name="gr14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3" draw:id="id3" draw:layer="layout" svg:width="6.4cm" svg:height="1.8cm" svg:x="9.8cm" svg:y="1.2cm">
          <text:p text:style-name="P1">!DOCTYPE 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4cm" svg:height="1.8cm" svg:x="9.6cm" svg:y="4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cm" svg:height="1.8cm" svg:x="3.4cm" svg:y="6.6cm">
          <text:p text:style-name="P1">Hea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4cm" svg:height="1.8cm" svg:x="16.4cm" svg:y="6.6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2cm" svg:x="0.2cm" svg:y="9.4cm">
          <text:p text:style-name="P1">Meta</text:p>
          <text:p text:style-name="P1">–-------------<text:line-break/>charset="utf-8"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5.4cm" svg:height="2.2cm" svg:x="6.2cm" svg:y="9.4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2cm" svg:x="0.2cm" svg:y="9.4cm">
          <text:p text:style-name="P1">Meta</text:p>
          <text:p text:style-name="P1">–-------------<text:line-break/>charset="utf-8"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.4cm" svg:height="2.2cm" svg:x="0.2cm" svg:y="9.4cm">
          <text:p text:style-name="P1">Met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1.4cm" svg:x="1.4cm" svg:y="10.8cm">
          <text:p text:style-name="P1">charset="utf-8"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3.4cm" svg:height="1.8cm" svg:x="13cm" svg:y="9.2cm">
          <text:p text:style-name="P1">h1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5.2cm" svg:height="1.8cm" svg:x="17.4cm" svg:y="9.2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1.4cm" svg:x="18.6cm" svg:y="10.4cm">
          <text:p text:style-name="P1">id="painel"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3cm" svg:height="1.8cm" svg:x="1cm" svg:y="15.6cm">
          <text:p text:style-name="P1">P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cm" svg:x1="20cm" svg:y1="11cm" svg:x2="2.5cm" svg:y2="15.6cm" draw:start-shape="id1" draw:start-glue-point="2" draw:end-shape="id2" draw:end-glue-point="0" svg:d="M20000 11000v4300h-17500v300" svg:viewBox="0 0 17501 4601">
          <text:p/>
        </draw:connector>
        <draw:custom-shape draw:style-name="gr8" draw:text-style-name="P1" xml:id="id11" draw:id="id11" draw:layer="layout" svg:width="5.2cm" svg:height="2.4cm" svg:x="12.4cm" svg:y="12.2cm">
          <text:p text:style-name="P1"><text:span text:style-name="T1">Pesquisa de Opinião </text:span></text:p>
          <text:p text:style-name="P1"><text:span text:style-name="T1">— </text:span><text:span text:style-name="T1">Instituto AC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3cm" svg:y1="3cm" svg:x2="12.8cm" svg:y2="4cm" draw:start-shape="id3" draw:start-glue-point="2" draw:end-shape="id4" draw:end-glue-point="0" svg:d="M13000 3000v500h-200v500" svg:viewBox="0 0 201 1001">
          <text:p/>
        </draw:connector>
        <draw:connector draw:style-name="gr7" draw:text-style-name="P1" draw:layer="layout" svg:x1="12.8cm" svg:y1="5.8cm" svg:x2="9.8cm" svg:y2="7.5cm" draw:start-shape="id4" draw:start-glue-point="2" draw:end-shape="id5" draw:end-glue-point="1" svg:d="M12800 5800v1700h-3000" svg:viewBox="0 0 3001 1701">
          <text:p/>
        </draw:connector>
        <draw:connector draw:style-name="gr7" draw:text-style-name="P1" draw:layer="layout" svg:x1="12.8cm" svg:y1="5.8cm" svg:x2="16.4cm" svg:y2="7.5cm" draw:start-shape="id4" draw:start-glue-point="2" draw:end-shape="id6" svg:d="M12800 5800v1700h3600" svg:viewBox="0 0 3601 1701">
          <text:p/>
        </draw:connector>
        <draw:connector draw:style-name="gr7" draw:text-style-name="P1" draw:layer="layout" svg:x1="6.6cm" svg:y1="8.4cm" svg:x2="2.9cm" svg:y2="9.4cm" draw:start-shape="id5" draw:start-glue-point="2" draw:end-shape="id7" draw:end-glue-point="0" svg:d="M6600 8400v500h-3700v500" svg:viewBox="0 0 3701 1001">
          <text:p/>
        </draw:connector>
        <draw:connector draw:style-name="gr7" draw:text-style-name="P1" draw:layer="layout" svg:x1="6.6cm" svg:y1="8.4cm" svg:x2="8.9cm" svg:y2="9.4cm" draw:start-shape="id5" draw:start-glue-point="2" draw:end-shape="id8" draw:end-glue-point="0" svg:d="M6600 8400v500h2300v500" svg:viewBox="0 0 2301 1001">
          <text:p/>
        </draw:connector>
        <draw:connector draw:style-name="gr7" draw:text-style-name="P1" draw:layer="layout" svg:x1="8.9cm" svg:y1="11.6cm" svg:x2="8.6cm" svg:y2="12.4cm" draw:start-shape="id8" draw:start-glue-point="2" draw:end-shape="id9" draw:end-glue-point="4" svg:d="M8900 11600v400h-300v400" svg:viewBox="0 0 301 801">
          <text:p/>
        </draw:connector>
        <draw:connector draw:style-name="gr7" draw:text-style-name="P1" draw:layer="layout" draw:line-skew="-2.701cm 2.301cm 0.101cm" svg:x1="19.6cm" svg:y1="8.4cm" svg:x2="14.7cm" svg:y2="9.2cm" draw:start-shape="id6" draw:start-glue-point="2" draw:end-shape="id10" draw:end-glue-point="0" svg:d="M19600 8400v400h-4800-100v400" svg:viewBox="0 0 4901 801">
          <text:p/>
        </draw:connector>
        <draw:connector draw:style-name="gr7" draw:text-style-name="P1" draw:layer="layout" svg:x1="19.6cm" svg:y1="8.4cm" svg:x2="20cm" svg:y2="9.2cm" draw:start-shape="id6" draw:start-glue-point="2" draw:end-shape="id1" draw:end-glue-point="0" svg:d="M19600 8400v400h400v400" svg:viewBox="0 0 401 801">
          <text:p/>
        </draw:connector>
        <draw:connector draw:style-name="gr7" draw:text-style-name="P1" draw:layer="layout" svg:x1="14.7cm" svg:y1="11cm" svg:x2="15cm" svg:y2="12.2cm" draw:start-shape="id10" draw:start-glue-point="2" draw:end-shape="id11" draw:end-glue-point="4" svg:d="M14700 11000v600h300v600" svg:viewBox="0 0 301 1201">
          <text:p/>
        </draw:connector>
        <draw:custom-shape draw:style-name="gr8" draw:text-style-name="P1" xml:id="id12" draw:id="id12" draw:layer="layout" svg:width="5.2cm" svg:height="2.4cm" svg:x="0.4cm" svg:y="18.2cm">
          <text:p text:style-name="P1"><text:span text:style-name="T2">Qual o seu cantor </text:span></text:p>
          <text:p text:style-name="P1"><text:span text:style-name="T2">predile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9" draw:id="id9" draw:layer="layout" svg:width="5.2cm" svg:height="2.4cm" svg:x="6cm" svg:y="12.4cm">
          <text:p text:style-name="P1"><text:span text:style-name="T2">Pesquisa De</text:span></text:p>
          <text:p text:style-name="P1"><text:span text:style-name="T2"><text:s/></text:span><text:span text:style-name="T2">Opiniã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.5cm" svg:y1="17.4cm" svg:x2="3cm" svg:y2="18.2cm" draw:start-shape="id2" draw:start-glue-point="2" draw:end-shape="id12" draw:end-glue-point="4" svg:d="M2500 17400v400h500v400" svg:viewBox="0 0 501 801">
          <text:p/>
        </draw:connector>
        <draw:custom-shape draw:style-name="gr5" draw:text-style-name="P1" xml:id="id13" draw:id="id13" draw:layer="layout" svg:width="5.2cm" svg:height="1.8cm" svg:x="21.2cm" svg:y="12.8cm">
          <text:p text:style-name="P1">for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cm" svg:y1="11cm" svg:x2="23.8cm" svg:y2="12.8cm" draw:start-shape="id1" draw:end-shape="id13" svg:d="M20000 11000v900h3800v900" svg:viewBox="0 0 3801 1801">
          <text:p/>
        </draw:connector>
        <draw:custom-shape draw:style-name="gr9" draw:text-style-name="P1" xml:id="id14" draw:id="id14" draw:layer="layout" svg:width="2.4cm" svg:height="1.8cm" svg:x="5.2cm" svg:y="15.8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16" draw:id="id16" draw:layer="layout" svg:width="2.4cm" svg:height="1.8cm" svg:x="14.053cm" svg:y="15.8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18" draw:id="id18" draw:layer="layout" svg:width="2.4cm" svg:height="1.8cm" svg:x="23.6cm" svg:y="16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2.4cm" svg:height="1.8cm" svg:x="9.4cm" svg:y="15.8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xml:id="id17" draw:id="id17" draw:layer="layout" svg:width="2.4cm" svg:height="1.8cm" svg:x="19cm" svg:y="16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0.8cm" svg:x="24.4cm" svg:y="17.2cm">
          <text:p text:style-name="P1"><text:span text:style-name="T3">type="submit"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cm" svg:height="1.2cm" svg:x="5cm" svg:y="17.2cm">
          <text:p text:style-name="P1"><text:span text:style-name="T3">type="radio" </text:span></text:p>
          <text:p text:style-name="P1"><text:span text:style-name="T3">name="pesquisa" </text:span></text:p>
          <text:p text:style-name="P1"><text:span text:style-name="T3">value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cm" svg:height="1.2cm" svg:x="9.6cm" svg:y="17.2cm">
          <text:p text:style-name="P1"><text:span text:style-name="T3">type="radio" </text:span></text:p>
          <text:p text:style-name="P1"><text:span text:style-name="T3">name="pesquisa" </text:span></text:p>
          <text:p text:style-name="P1"><text:span text:style-name="T3">value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cm" svg:height="1.2cm" svg:x="14.053cm" svg:y="17cm">
          <text:p text:style-name="P1"><text:span text:style-name="T3">type="radio" </text:span></text:p>
          <text:p text:style-name="P1"><text:span text:style-name="T3">name="pesquisa" </text:span></text:p>
          <text:p text:style-name="P1"><text:span text:style-name="T3">value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cm" svg:height="1.2cm" svg:x="19cm" svg:y="17.2cm">
          <text:p text:style-name="P1"><text:span text:style-name="T3">type="radio" </text:span></text:p>
          <text:p text:style-name="P1"><text:span text:style-name="T3">name="pesquisa" </text:span></text:p>
          <text:p text:style-name="P1"><text:span text:style-name="T3">value=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0.4cm" svg:x1="23.8cm" svg:y1="14.6cm" svg:x2="6.4cm" svg:y2="15.8cm" draw:start-shape="id13" draw:start-glue-point="2" draw:end-shape="id14" draw:end-glue-point="0" svg:d="M23800 14600v1000h-17400v200" svg:viewBox="0 0 17401 1201">
          <text:p/>
        </draw:connector>
        <draw:connector draw:style-name="gr7" draw:text-style-name="P1" draw:layer="layout" draw:line-skew="0.4cm" svg:x1="23.8cm" svg:y1="14.6cm" svg:x2="10.6cm" svg:y2="15.8cm" draw:start-shape="id13" draw:start-glue-point="2" draw:end-shape="id15" svg:d="M23800 14600v1000h-13200v200" svg:viewBox="0 0 13201 1201">
          <text:p/>
        </draw:connector>
        <draw:connector draw:style-name="gr7" draw:text-style-name="P1" draw:layer="layout" draw:line-skew="0.4cm" svg:x1="23.8cm" svg:y1="14.6cm" svg:x2="15.253cm" svg:y2="15.8cm" draw:start-shape="id13" draw:end-shape="id16" draw:end-glue-point="0" svg:d="M23800 14600v1000h-8547v200" svg:viewBox="0 0 8548 1201">
          <text:p/>
        </draw:connector>
        <draw:connector draw:style-name="gr7" draw:text-style-name="P1" draw:layer="layout" draw:line-skew="0.3cm" svg:x1="23.8cm" svg:y1="14.6cm" svg:x2="20.2cm" svg:y2="16cm" draw:start-shape="id13" draw:start-glue-point="2" draw:end-shape="id17" svg:d="M23800 14600v1000h-3600v400" svg:viewBox="0 0 3601 1401">
          <text:p/>
        </draw:connector>
        <draw:connector draw:style-name="gr7" draw:text-style-name="P1" draw:layer="layout" draw:line-skew="0.3cm" svg:x1="23.8cm" svg:y1="14.6cm" svg:x2="24.8cm" svg:y2="16cm" draw:start-shape="id13" draw:start-glue-point="2" draw:end-shape="id18" svg:d="M23800 14600v1000h1000v400" svg:viewBox="0 0 1001 1401">
          <text:p/>
        </draw:connector>
        <draw:custom-shape draw:style-name="gr12" draw:text-style-name="P1" xml:id="id19" draw:id="id19" draw:layer="layout" svg:width="3cm" svg:height="1.8cm" svg:x="5.8cm" svg:y="18.8cm">
          <text:p text:style-name="P1"><text:span text:style-name="T2">Vicente </text:span></text:p>
          <text:p text:style-name="P1"><text:span text:style-name="T2">Celesti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20" draw:id="id20" draw:layer="layout" svg:width="3cm" svg:height="1.8cm" svg:x="10cm" svg:y="18.8cm">
          <text:p text:style-name="P1"><text:span text:style-name="T3">Reginaldo</text:span></text:p>
          <text:p text:style-name="P1"><text:span text:style-name="T3">Ros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21" draw:id="id21" draw:layer="layout" svg:width="3cm" svg:height="1.8cm" svg:x="14.8cm" svg:y="18.8cm">
          <text:p text:style-name="P1"><text:span text:style-name="T2">Stefhany </text:span></text:p>
          <text:p text:style-name="P1"><text:span text:style-name="T2">Crossfo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22" draw:id="id22" draw:layer="layout" svg:width="3cm" svg:height="1.8cm" svg:x="19.2cm" svg:y="18.8cm">
          <text:p text:style-name="P1"><text:span text:style-name="T2">Ademir </text:span></text:p>
          <text:p text:style-name="P1"><text:span text:style-name="T2">do Ara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0cm 0.4cm" svg:x1="5.2cm" svg:y1="16.7cm" svg:x2="7.3cm" svg:y2="18.8cm" draw:start-shape="id14" draw:start-glue-point="3" draw:end-shape="id19" draw:end-glue-point="4" svg:d="M5200 16700h-501v1900h2601v200" svg:viewBox="0 0 2602 2101">
          <text:p/>
        </draw:connector>
        <draw:connector draw:style-name="gr7" draw:text-style-name="P1" draw:layer="layout" draw:line-skew="0.301cm 0.4cm" svg:x1="9.4cm" svg:y1="16.7cm" svg:x2="11.5cm" svg:y2="18.8cm" draw:start-shape="id15" draw:start-glue-point="3" draw:end-shape="id20" draw:end-glue-point="4" svg:d="M9400 16700h-200v1900h2300v200" svg:viewBox="0 0 2301 2101">
          <text:p/>
        </draw:connector>
        <draw:connector draw:style-name="gr7" draw:text-style-name="P1" draw:layer="layout" draw:line-skew="0.248cm" svg:x1="14.053cm" svg:y1="16.7cm" svg:x2="14.8cm" svg:y2="19.7cm" draw:start-shape="id16" draw:start-glue-point="3" draw:end-shape="id21" draw:end-glue-point="3" svg:d="M14053 16700h-253v3000h1000" svg:viewBox="0 0 1001 3001">
          <text:p/>
        </draw:connector>
        <draw:connector draw:style-name="gr7" draw:text-style-name="P1" draw:layer="layout" svg:x1="19cm" svg:y1="16.9cm" svg:x2="19.2cm" svg:y2="19.7cm" draw:start-shape="id17" draw:start-glue-point="3" draw:end-shape="id22" svg:d="M19000 16900h-501v2800h701" svg:viewBox="0 0 702 2801">
          <text:p/>
        </draw:connector>
        <draw:custom-shape draw:style-name="gr13" draw:text-style-name="P1" xml:id="id26" draw:id="id26" draw:layer="layout" svg:width="1.2cm" svg:height="0.8cm" svg:x="8.6cm" svg:y="20cm">
          <text:p text:style-name="P1">br</text:p>
          <draw:enhanced-geometry svg:viewBox="0 0 21600 21600" draw:type="rectangle" draw:enhanced-path="M 0 0 L 21600 0 21600 21600 0 21600 0 0 Z N"/>
        </draw:custom-shape>
        <draw:custom-shape draw:style-name="gr13" draw:text-style-name="P1" xml:id="id25" draw:id="id25" draw:layer="layout" svg:width="1.2cm" svg:height="0.8cm" svg:x="12.6cm" svg:y="20cm">
          <text:p text:style-name="P1">br</text:p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1.2cm" svg:height="0.8cm" svg:x="17.6cm" svg:y="20cm">
          <text:p text:style-name="P1">br</text:p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1.2cm" svg:height="0.8cm" svg:x="22.4cm" svg:y="20cm">
          <text:p text:style-name="P1">b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2.2cm" svg:y1="19.7cm" svg:x2="23cm" svg:y2="20cm" draw:start-shape="id22" draw:start-glue-point="7" draw:end-shape="id23" draw:end-glue-point="0" svg:d="M22200 19700h800v300" svg:viewBox="0 0 801 301">
          <text:p/>
        </draw:connector>
        <draw:connector draw:style-name="gr7" draw:text-style-name="P1" draw:layer="layout" svg:x1="17.8cm" svg:y1="19.7cm" svg:x2="18.2cm" svg:y2="20cm" draw:start-shape="id21" draw:start-glue-point="7" draw:end-shape="id24" draw:end-glue-point="0" svg:d="M17800 19700h400v300" svg:viewBox="0 0 401 301">
          <text:p/>
        </draw:connector>
        <draw:connector draw:style-name="gr7" draw:text-style-name="P1" draw:layer="layout" svg:x1="13cm" svg:y1="19.7cm" svg:x2="13.2cm" svg:y2="20cm" draw:start-shape="id20" draw:start-glue-point="7" draw:end-shape="id25" draw:end-glue-point="0" svg:d="M13000 19700h200v300" svg:viewBox="0 0 201 301">
          <text:p/>
        </draw:connector>
        <draw:connector draw:style-name="gr7" draw:text-style-name="P1" draw:layer="layout" svg:x1="8.8cm" svg:y1="19.7cm" svg:x2="9.2cm" svg:y2="20cm" draw:start-shape="id19" draw:start-glue-point="7" draw:end-shape="id26" draw:end-glue-point="0" svg:d="M8800 19700h400v300" svg:viewBox="0 0 401 301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07:45:32.040000000</meta:creation-date>
    <dc:date>2016-09-27T08:23:48.359000000</dc:date>
    <meta:editing-duration>PT16M9S</meta:editing-duration>
    <meta:editing-cycles>3</meta:editing-cycles>
    <meta:generator>LibreOffice/5.0.4.2$Windows_x86 LibreOffice_project/2b9802c1994aa0b7dc6079e128979269cf95bc78</meta:generator>
    <meta:document-statistic meta:object-count="83"/>
  </office:meta>
</office:document-meta>
</file>